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46cm" svg:y1="15.606cm" svg:x2="2.46cm" svg:y2="4.937cm">
          <text:p/>
        </draw:line>
        <draw:line draw:style-name="gr1" draw:text-style-name="P1" draw:layer="layout" svg:x1="2.424cm" svg:y1="15.514cm" svg:x2="14.998cm" svg:y2="15.514cm">
          <text:p/>
        </draw:line>
        <draw:frame draw:style-name="gr2" draw:text-style-name="P1" draw:layer="layout" svg:width="2.003cm" svg:height="0.983cm" svg:x="14.76cm" svg:y="15.7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0.471cm" svg:height="0.47cm" svg:x="1.762cm" svg:y="4.8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2.524cm" svg:y1="15.478cm" svg:x2="9.255cm" svg:y2="5.953cm">
          <text:p/>
        </draw:line>
        <draw:line draw:style-name="gr3" draw:text-style-name="P1" draw:layer="layout" svg:x1="2.524cm" svg:y1="15.478cm" svg:x2="14.716cm" svg:y2="7.096cm">
          <text:p/>
        </draw:line>
        <draw:line draw:style-name="gr4" draw:text-style-name="P1" draw:layer="layout" svg:x1="2.523cm" svg:y1="8.875cm" svg:x2="14.718cm" svg:y2="8.874cm">
          <text:p/>
        </draw:line>
        <draw:frame draw:style-name="gr2" draw:text-style-name="P1" draw:layer="layout" svg:width="1.654cm" svg:height="0.588cm" svg:x="8.744cm" svg:y="5.19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1.649cm" svg:height="0.588cm" svg:x="13.575cm" svg:y="6.3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" draw:text-style-name="P1" draw:layer="layout" svg:x1="2.524cm" svg:y1="15.478cm" svg:x2="7.223cm" svg:y2="8.874cm">
          <text:p/>
        </draw:line>
        <draw:line draw:style-name="gr1" draw:text-style-name="P1" draw:layer="layout" svg:x1="2.524cm" svg:y1="15.478cm" svg:x2="12.176cm" svg:y2="8.874cm">
          <text:p/>
        </draw:line>
        <draw:frame draw:style-name="gr2" draw:text-style-name="P1" draw:layer="layout" svg:width="3.291cm" svg:height="0.588cm" svg:x="7.234cm" svg:y="9.00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3.291cm" svg:height="0.588cm" svg:x="12.176cm" svg:y="8.92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3.983cm" svg:height="0.588cm" svg:x="2.478cm" svg:y="8.23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" draw:text-style-name="P1" draw:layer="layout" svg:x1="7.223cm" svg:y1="5.445cm" svg:x2="7.223cm" svg:y2="15.478cm">
          <text:p/>
        </draw:line>
        <draw:line draw:style-name="gr4" draw:text-style-name="P1" draw:layer="layout" svg:x1="12.223cm" svg:y1="5.446cm" svg:x2="12.223cm" svg:y2="15.479cm">
          <text:p/>
        </draw:line>
        <draw:frame draw:style-name="gr2" draw:text-style-name="P1" draw:layer="layout" svg:width="1.875cm" svg:height="0.588cm" svg:x="6.319cm" svg:y="15.60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1.879cm" svg:height="0.588cm" svg:x="11.313cm" svg:y="15.6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6-13T18:53:25.475030514</meta:creation-date>
    <dc:date>2017-06-13T19:07:11.282378141</dc:date>
    <dc:creator>Alex Aksentyev</dc:creator>
    <meta:editing-duration>PT13M45S</meta:editing-duration>
    <meta:editing-cycles>1</meta:editing-cycles>
    <meta:document-statistic meta:object-count="18"/>
    <meta:generator>LibreOffice/4.3.3.2$Linux_X86_64 LibreOffice_project/430m0$Build-2</meta:generator>
  </office:meta>
</office:document-meta>
</file>

<file path=Object 1/content.xml><?xml version="1.0" encoding="utf-8"?>
<math xmlns="http://www.w3.org/1998/Math/MathML" display="block">
  <semantics>
    <mover accent="true">
      <mi>r</mi>
      <mo stretchy="false">^</mo>
    </mover>
    <annotation encoding="StarMath 5.0">hat r</annotation>
  </semantics>
</math>
</file>

<file path=Object 2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3/content.xml><?xml version="1.0" encoding="utf-8"?>
<math xmlns="http://www.w3.org/1998/Math/MathML" display="block">
  <semantics>
    <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</mrow>
    <annotation encoding="StarMath 5.0">bar n ( vec b_1, %gamma_s^0 )</annotation>
  </semantics>
</math>
</file>

<file path=Object 4/content.xml><?xml version="1.0" encoding="utf-8"?>
<math xmlns="http://www.w3.org/1998/Math/MathML" display="block">
  <semantics>
    <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bar n ( vec b_2, %gamma_s^1 )</annotation>
  </semantics>
</math>
</file>

<file path=Object 5/content.xml><?xml version="1.0" encoding="utf-8"?>
<math xmlns="http://www.w3.org/1998/Math/MathML" display="block">
  <semantics>
    <mrow>
      <msub>
        <mi mathvariant="normal">μ</mi>
        <mi>s</mi>
      </msub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</mrow>
    <annotation encoding="StarMath 5.0">%mu_s( vec b_1,%gamma_s^0 )  bar n(vec b_1, %gamma_s^0 )</annotation>
  </semantics>
</math>
</file>

<file path=Object 6/content.xml><?xml version="1.0" encoding="utf-8"?>
<math xmlns="http://www.w3.org/1998/Math/MathML" display="block">
  <semantics>
    <mrow>
      <msub>
        <mi mathvariant="normal">μ</mi>
        <mi>s</mi>
      </msub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%mu_s( vec b_2,%gamma_s^1 )  bar n(vec b_2, %gamma_s^1 )</annotation>
  </semantics>
</math>
</file>

<file path=Object 7/content.xml><?xml version="1.0" encoding="utf-8"?>
<math xmlns="http://www.w3.org/1998/Math/MathML" display="block">
  <semantics>
    <mrow>
      <msub>
        <mi mathvariant="normal">Ω</mi>
        <mi>y</mi>
      </msub>
      <mrow>
        <mrow>
          <mo fence="true" stretchy="false">(</mo>
          <mrow>
            <mrow>
              <mover accent="true">
                <msub>
                  <mi>b</mi>
                  <mn>1,</mn>
                </msub>
                <mo stretchy="false">⃗</mo>
              </mover>
              <msubsup>
                <mi mathvariant="normal">γ</mi>
                <mi>s</mi>
                <mn>0</mn>
              </msubsup>
            </mrow>
          </mrow>
          <mo fence="true" stretchy="false">)</mo>
        </mrow>
        <mo stretchy="false">=</mo>
        <msub>
          <mi mathvariant="normal">Ω</mi>
          <mi>y</mi>
        </msub>
      </mrow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%OMEGA_y( vec b_1, %gamma_s^0 ) = %OMEGA_y( vec b_2, %gamma_s^1 )</annotation>
  </semantics>
</math>
</file>

<file path=Object 8/content.xml><?xml version="1.0" encoding="utf-8"?>
<math xmlns="http://www.w3.org/1998/Math/MathML" display="block">
  <semantics>
    <mrow>
      <msub>
        <mi mathvariant="normal">Ω</mi>
        <mi>r</mi>
      </msub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</mrow>
    <annotation encoding="StarMath 5.0">%OMEGA_r( vec b_1, %gamma_s^0 )</annotation>
  </semantics>
</math>
</file>

<file path=Object 9/content.xml><?xml version="1.0" encoding="utf-8"?>
<math xmlns="http://www.w3.org/1998/Math/MathML" display="block">
  <semantics>
    <mrow>
      <msub>
        <mi mathvariant="normal">Ω</mi>
        <mi>r</mi>
      </msub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%OMEGA_r( vec b_2, %gamma_s^1 )</annotation>
  </semantics>
</math>
</file>